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AF3931957A0E75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solid" draw:fill-color="#afd095" draw:opacity="48%"/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19cm, 13.252cm, 5.965cm, 12.87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fd095" draw:opacity="48%" draw:textarea-horizontal-align="justify" draw:textarea-vertical-align="middle" draw:auto-grow-height="false" fo:min-height="0.953cm" fo:min-width="0.995cm" draw:shadow-opacity="48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113cm" svg:y="1.697cm" svg:width="17.26cm" svg:height="12.338cm" draw:z-index="0"><draw:image xlink:href="Pictures/100000000000078000000438AF3931957A0E75FD.png" xlink:type="simple" xlink:show="embed" xlink:actuate="onLoad" loext:mime-type="image/png"/></draw:frame><draw:line text:anchor-type="paragraph" draw:z-index="1" draw:name="Forme1" draw:style-name="gr1" draw:text-style-name="P1" svg:x1="2.211cm" svg:y1="4.877cm" svg:x2="2.678cm" svg:y2="4.865cm"><text:p/></draw:line><draw:line text:anchor-type="paragraph" draw:z-index="2" draw:name="Forme1" draw:style-name="gr1" draw:text-style-name="P1" svg:x1="2.152cm" svg:y1="4.261cm" svg:x2="2.619cm" svg:y2="4.249cm"><text:p/></draw:line><draw:custom-shape text:anchor-type="paragraph" draw:z-index="3" draw:name="Forme2" draw:style-name="gr2" draw:text-style-name="P2" svg:width="0.996cm" svg:height="0.953cm" svg:x="0.88cm" svg:y="2.637cm"><text:p/><draw:enhanced-geometry svg:viewBox="0 0 21600 21600" draw:type="rectangle" draw:enhanced-path="M 0 0 L 21600 0 21600 21600 0 21600 0 0 Z N"/></draw:custom-shape><draw:custom-shape text:anchor-type="paragraph" draw:z-index="4" draw:name="Forme2" draw:style-name="gr2" draw:text-style-name="P2" svg:width="0.996cm" svg:height="0.953cm" svg:x="1.875cm" svg:y="2.637cm"><text:p/><draw:enhanced-geometry svg:viewBox="0 0 21600 21600" draw:type="rectangle" draw:enhanced-path="M 0 0 L 21600 0 21600 21600 0 21600 0 0 Z N"/></draw:custom-shape><draw:custom-shape text:anchor-type="paragraph" draw:z-index="5" draw:name="Forme2" draw:style-name="gr2" draw:text-style-name="P2" svg:width="0.996cm" svg:height="0.953cm" svg:x="13.199cm" svg:y="4.542cm"><text:p/><draw:enhanced-geometry svg:viewBox="0 0 21600 21600" draw:type="rectangle" draw:enhanced-path="M 0 0 L 21600 0 21600 21600 0 21600 0 0 Z N"/></draw:custom-shape><draw:custom-shape text:anchor-type="paragraph" draw:z-index="6" draw:name="Forme2" draw:style-name="gr2" draw:text-style-name="P2" svg:width="0.996cm" svg:height="0.953cm" svg:x="1.875cm" svg:y="9.305cm"><text:p/><draw:enhanced-geometry svg:viewBox="0 0 21600 21600" draw:type="rectangle" draw:enhanced-path="M 0 0 L 21600 0 21600 21600 0 21600 0 0 Z N"/></draw:custom-shape><draw:custom-shape text:anchor-type="paragraph" draw:z-index="7" draw:name="Forme2" draw:style-name="gr2" draw:text-style-name="P2" svg:width="0.996cm" svg:height="0.953cm" svg:x="1.875cm" svg:y="8.352cm"><text:p/><draw:enhanced-geometry svg:viewBox="0 0 21600 21600" draw:type="rectangle" draw:enhanced-path="M 0 0 L 21600 0 21600 21600 0 21600 0 0 Z N"/></draw:custom-shape><draw:custom-shape text:anchor-type="paragraph" draw:z-index="8" draw:name="Forme2" draw:style-name="gr2" draw:text-style-name="P2" svg:width="0.996cm" svg:height="0.953cm" svg:x="1.875cm" svg:y="7.4cm"><text:p/><draw:enhanced-geometry svg:viewBox="0 0 21600 21600" draw:type="rectangle" draw:enhanced-path="M 0 0 L 21600 0 21600 21600 0 21600 0 0 Z N"/></draw:custom-shape><draw:custom-shape text:anchor-type="paragraph" draw:z-index="9" draw:name="Forme2" draw:style-name="gr2" draw:text-style-name="P2" svg:width="0.996cm" svg:height="0.953cm" svg:x="1.875cm" svg:y="6.447cm"><text:p/><draw:enhanced-geometry svg:viewBox="0 0 21600 21600" draw:type="rectangle" draw:enhanced-path="M 0 0 L 21600 0 21600 21600 0 21600 0 0 Z N"/></draw:custom-shape><draw:custom-shape text:anchor-type="paragraph" draw:z-index="10" draw:name="Forme2" draw:style-name="gr2" draw:text-style-name="P2" svg:width="0.996cm" svg:height="0.953cm" svg:x="1.875cm" svg:y="5.495cm"><text:p/><draw:enhanced-geometry svg:viewBox="0 0 21600 21600" draw:type="rectangle" draw:enhanced-path="M 0 0 L 21600 0 21600 21600 0 21600 0 0 Z N"/></draw:custom-shape><draw:custom-shape text:anchor-type="paragraph" draw:z-index="11" draw:name="Forme2" draw:style-name="gr2" draw:text-style-name="P2" svg:width="0.996cm" svg:height="0.953cm" svg:x="0.88cm" svg:y="5.495cm"><text:p/><draw:enhanced-geometry svg:viewBox="0 0 21600 21600" draw:type="rectangle" draw:enhanced-path="M 0 0 L 21600 0 21600 21600 0 21600 0 0 Z N"/></draw:custom-shape><draw:custom-shape text:anchor-type="paragraph" draw:z-index="12" draw:name="Forme2" draw:style-name="gr2" draw:text-style-name="P2" svg:width="0.996cm" svg:height="0.953cm" svg:x="0.88cm" svg:y="4.542cm"><text:p/><draw:enhanced-geometry svg:viewBox="0 0 21600 21600" draw:type="rectangle" draw:enhanced-path="M 0 0 L 21600 0 21600 21600 0 21600 0 0 Z N"/></draw:custom-shape><draw:custom-shape text:anchor-type="paragraph" draw:z-index="13" draw:name="Forme2" draw:style-name="gr2" draw:text-style-name="P2" svg:width="0.996cm" svg:height="0.953cm" svg:x="0.88cm" svg:y="3.59cm"><text:p/><draw:enhanced-geometry svg:viewBox="0 0 21600 21600" draw:type="rectangle" draw:enhanced-path="M 0 0 L 21600 0 21600 21600 0 21600 0 0 Z N"/></draw:custom-shape><draw:custom-shape text:anchor-type="paragraph" draw:z-index="14" draw:name="Forme2" draw:style-name="gr2" draw:text-style-name="P2" svg:width="0.996cm" svg:height="0.953cm" svg:x="2.87cm" svg:y="2.637cm"><text:p/><draw:enhanced-geometry svg:viewBox="0 0 21600 21600" draw:type="rectangle" draw:enhanced-path="M 0 0 L 21600 0 21600 21600 0 21600 0 0 Z N"/></draw:custom-shap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20:10:08.572000000</meta:creation-date>
    <meta:editing-duration>PT14H31M50S</meta:editing-duration>
    <meta:editing-cycles>3</meta:editing-cycles>
    <meta:generator>LibreOffice/6.2.7.1$Windows_X86_64 LibreOffice_project/23edc44b61b830b7d749943e020e96f5a7df63bf</meta:generator>
    <dc:date>2020-02-19T09:14:19.889000000</dc:date>
    <meta:document-statistic meta:table-count="0" meta:image-count="1" meta:object-count="0" meta:page-count="1" meta:paragraph-count="1" meta:word-count="0" meta:character-count="1" meta:non-whitespace-character-count="0"/>
  </office:meta>
</office:document-meta>
</file>